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Raleway" svg:font-family="Raleway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88be6"/>
    </style:style>
    <style:style style:name="P3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 loext:padding="0in" loext:border="none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87866" loext:padding="0in" loext:border="non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87866" style:font-weight-asian="bold" style:font-weight-complex="bold" loext:padding="0in" loext:border="non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87866" style:font-size-asian="12pt" style:font-weight-asian="bold" style:font-size-complex="12pt" style:font-weight-complex="bold" loext:padding="0in" loext:border="none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size-asian="12pt" style:font-weight-asian="bold" style:font-size-complex="12pt" style:font-weight-complex="bold" loext:padding="0in" loext:border="none"/>
    </style:style>
    <style:style style:name="T8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9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 loext:padding="0in" loext:border="none"/>
    </style:style>
    <style:style style:name="T10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1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4" draw:name="Shape1" draw:style-name="gr1"><draw:frame draw:style-name="gr2" draw:text-style-name="P5" svg:width="0.428in" svg:height="0.1925in" svg:x="0in" svg:y="0.0008in"><draw:text-box><text:p text:style-name="P4"><text:span text:style-name="T10">Nama</text:span></text:p></draw:text-box></draw:frame><draw:frame draw:style-name="gr3" draw:text-style-name="P5" svg:width="1.0024in" svg:height="0.1925in" svg:x="0.9846in" svg:y="0.0008in"><draw:text-box><text:p text:style-name="P4"><text:span text:style-name="T10">: Eko </text:span><text:span text:style-name="T10">Saputra</text:span></text:p></draw:text-box></draw:frame><draw:frame draw:style-name="gr4" draw:text-style-name="P5" svg:width="0.3449in" svg:height="0.1925in" svg:x="0in" svg:y="0.2217in"><draw:text-box><text:p text:style-name="P4"><text:span text:style-name="T10">NIM</text:span></text:p></draw:text-box></draw:frame><draw:frame draw:style-name="gr5" draw:text-style-name="P5" svg:width="0.8488in" svg:height="0.1925in" svg:x="0.9846in" svg:y="0.2217in"><draw:text-box><text:p text:style-name="P4"><text:span text:style-name="T10">: 201420001</text:span></text:p></draw:text-box></draw:frame><draw:frame draw:style-name="gr6" draw:text-style-name="P5" svg:width="0.6642in" svg:height="0.1925in" svg:x="0in" svg:y="0.4409in"><draw:text-box><text:p text:style-name="P4"><text:span text:style-name="T10">Fakultas </text:span></text:p></draw:text-box></draw:frame><draw:frame draw:style-name="gr7" draw:text-style-name="P5" svg:width="1.224in" svg:height="0.1925in" svg:x="0.9846in" svg:y="0.4409in"><draw:text-box><text:p text:style-name="P4"><text:span text:style-name="T10">: Ilmu </text:span><text:span text:style-name="T10">Komputer</text:span></text:p></draw:text-box></draw:frame><draw:frame draw:style-name="gr8" draw:text-style-name="P5" svg:width="1.4689in" svg:height="0.3843in" svg:x="0in" svg:y="0.6618in"><draw:text-box><text:p text:style-name="P4"><text:span text:style-name="T10">Prodi</text:span></text:p><text:p text:style-name="P4"><text:span text:style-name="T10">Kelas</text:span><text:span text:style-name="T10"><text:tab/></text:span><text:span text:style-name="T10"><text:tab/></text:span><text:span text:style-name="T10"><text:tab/></text:span><text:span text:style-name="T10">: </text:span><text:span text:style-name="T10">IF3A</text:span></text:p></draw:text-box></draw:frame><draw:frame draw:style-name="gr9" draw:text-style-name="P5" svg:width="1.5213in" svg:height="0.1925in" svg:x="0.9846in" svg:y="0.6618in"><draw:text-box><text:p text:style-name="P4"><text:span text:style-name="T10">: Teknik </text:span><text:span text:style-name="T10">Informatik</text:span><text:span text:style-name="T10">a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<text:tab/>Di pasaran terdapat banyak program aplikasi komersil yang langsung dapat digunakan</text:span><text:span text:style-name="T2">. </text:span><text:span text:style-name="T1">Beberapa contoh aplikasi yang ada saat ini adalah MathLab</text:span><text:span text:style-name="T2">,</text:span><text:span text:style-name="T9"> </text:span><text:span text:style-name="T1">MathCad</text:span><text:span text:style-name="T2">,</text:span><text:span text:style-name="T9"> </text:span><text:span text:style-name="T1">Maple</text:span><text:span text:style-name="T2">,</text:span><text:span text:style-name="T9"> </text:span><text:span text:style-name="T1">Mathematica</text:span><text:span text:style-name="T2">,</text:span><text:span text:style-name="T9"> </text:span><text:span text:style-name="T1">Eureka</text:span><text:span text:style-name="T2">,</text:span><text:span text:style-name="T9"> </text:span><text:span text:style-name="T1">dan sebagainya</text:span><text:span text:style-name="T2">.</text:span><text:span text:style-name="T1">Selain itu</text:span><text:span text:style-name="T2">,</text:span><text:span text:style-name="T9"> </text:span><text:span text:style-name="T1">terdapat juga library yang berisi rutin-rutin yang siap digabung dengan program utama yang ditulis pengguna</text:span><text:span text:style-name="T2">,</text:span><text:span text:style-name="T9"> </text:span><text:span text:style-name="T1">misalnya IMSL Math/Library yang berisi ratusan rutin-rutin metode numerik</text:span><text:span text:style-name="T2">.</text:span><text:span text:style-name="T9"> </text:span><text:span text:style-name="T1">Selain mempercepat perhitungan numerik</text:span><text:span text:style-name="T2">,</text:span><text:span text:style-name="T9"> </text:span><text:span text:style-name="T1">dengan komputer kita dapat mencoba berbagai kemungkinan solusi yang terjadi akibat perubahan beberapa parameter</text:span><text:span text:style-name="T2">.</text:span><text:span text:style-name="T8"><text:line-break/><text:line-break/></text:span><text:span text:style-name="T1">Solusi yang diperoleh juga dapat ditingkatkan ketelitiannya dengan mengubah-ubah nilai parameter</text:span><text:span text:style-name="T2">.</text:span><text:span text:style-name="T9"> </text:span><text:span text:style-name="T1">Tidak ada bidang matematika lain yang mengalami kemajuan penting secepat metode numerik</text:span><text:span text:style-name="T2">.</text:span><text:span text:style-name="T9"> </text:span><text:span text:style-name="T1">Tujuan utama penelitian itu adalah pengembangan algoritma numerik yang lebih baik dengan memanfaatkan keunggulan komputer semaksimal mungkin</text:span><text:span text:style-name="T2">.</text:span><text:span text:style-name="T9"> </text:span><text:span text:style-name="T1">Banyak algoritma baru lahir atau perbaikan algoritma yang lama didukung oleh komputer</text:span><text:span text:style-name="T2">.</text:span><text:span text:style-name="T8"><text:line-break/><text:line-break/></text:span><text:span text:style-name="T1">Bagian mendasar dari perhitungan rekayasa yang dilakukan saat ini adalah perhitungan «waktu nyata»</text:span><text:span text:style-name="T2">,</text:span><text:span text:style-name="T9"> </text:span><text:span text:style-name="T1">yaitu perhitungan keluaran dari data yang diberikan dilakukan secara simultan dengan event pembangkitan data tersebut</text:span><text:span text:style-name="T2">,</text:span><text:span text:style-name="T9"> </text:span><text:span text:style-name="T1">sebagaimana yang dibutuhkan dalam mengendalikan proses kimia atau reaksi nuklir</text:span><text:span text:style-name="T2">,</text:span><text:span text:style-name="T9"> </text:span><text:span text:style-name="T1">memandu pesawat udara atau roket dan sebagainya</text:span><text:span text:style-name="T2">.</text:span><text:span text:style-name="T9"> </text:span><text:span text:style-name="T1">Karena itu</text:span><text:span text:style-name="T2">,</text:span><text:span text:style-name="T9"> </text:span><text:span text:style-name="T1">kecepatan perhitungan dan kebutuhan memori komputer adalah pertimbangan yang sangat penting</text:span><text:span text:style-name="T2">.</text:span><text:span text:style-name="T9"> </text:span><text:span text:style-name="T1">Sebagai contoh</text:span><text:span text:style-name="T2">,</text:span><text:span text:style-name="T9"> </text:span><text:span text:style-name="T1">solusi sistem persamaan lanjar yang besar menjadi lebih mudah dan lebih cepat diselesaikan dengan komputer</text:span><text:span text:style-name="T2">.</text:span><text:span text:style-name="T9"> </text:span><text:span text:style-name="T1">Perkembangan yang cepat dalam metode numerik antara lain ialah penemuan metode baru</text:span><text:span text:style-name="T2">,</text:span><text:span text:style-name="T9"> </text:span><text:span text:style-name="T1">modifikasi metode yang sudah ada agar lebih mangkus</text:span><text:span text:style-name="T2">,</text:span><text:span text:style-name="T9"> </text:span><text:span text:style-name="T1">analisis teoritis dan praktis algoritma untuk proses perhitungan baku</text:span><text:span text:style-name="T2">,</text:span><text:span text:style-name="T9"> </text:span><text:span text:style-name="T1">pengkajian galat</text:span><text:span text:style-name="T2">,</text:span><text:span text:style-name="T9"> </text:span><text:span text:style-name="T1">dan penghilangan jebakan yang ada pada metode</text:span><text:span text:style-name="T2">.</text:span><text:span text:style-name="T8"><text:line-break/><text:line-break/></text:span><text:span text:style-name="Strong_20_Emphasis"><text:span text:style-name="T4">Numerik?</text:span></text:span><text:span text:style-name="T8"><text:line-break/></text:span><text:span text:style-name="T1">Persoalan yang muncul di lapangan diformulasikan ke dalam model yang berbentuk persamaan matematika</text:span><text:span text:style-name="T2">. </text:span><text:span text:style-name="T1">Metode numerik</text:span><text:span text:style-name="T2">,</text:span><text:span text:style-name="T9"> </text:span><text:span text:style-name="T1">dengan bantuan komputer</text:span><text:span text:style-name="T2">,</text:span><text:span text:style-name="T9"> </text:span><text:span text:style-name="T1">memberkan cara penyelesaian persoalan matematika dengan cepat dan akurat</text:span><text:span text:style-name="T2">.</text:span><text:span text:style-name="T8"><text:line-break/><text:line-break/></text:span><text:span text:style-name="Strong_20_Emphasis"><text:span text:style-name="T3">Terdapat beberapa alasan tambahan mengapa kita harus mempelajari metode numerik</text:span></text:span><text:span text:style-name="T8"><text:line-break/><text:line-break/></text:span><text:span text:style-name="T1">Metode numerik merupakan alat bantu pemecahan masalah matematika yang sangat ampuh</text:span><text:span text:style-name="T2">.</text:span><text:span text:style-name="T9"> </text:span><text:span text:style-name="T1">Metode numerik mampu menangani sistem persamaan besar</text:span><text:span text:style-name="T2">,</text:span><text:span text:style-name="T9"> </text:span><text:span text:style-name="T1">kenirlanjaran</text:span><text:span text:style-name="T2">,</text:span><text:span text:style-name="T9"> </text:span><text:span text:style-name="T1">dan geometri yang rumit yang dalam praktek rekayasa seringkali tidak mungkin dipecahkan secara analitik</text:span><text:span text:style-name="T2">.</text:span><text:span text:style-name="T9"> </text:span><text:span text:style-name="T1">Seringkali beberapa persoalan matematika yang tidak selalu dapat diselesaikan oleh program aplikasi</text:span><text:span text:style-name="T2">.</text:span><text:span text:style-name="T9"> </text:span><text:span text:style-name="T1">Sebagai contoh</text:span><text:span text:style-name="T2">,</text:span><text:span text:style-name="T9"> </text:span><text:span text:style-name="T1">misalkan ada program aplikasi tertentu yang tidak dapat dipakai untuk menghitung integrasi </text:span><text:span text:style-name="T6">lipat dua</text:span><text:span text:style-name="T7">,</text:span><text:span text:style-name="T5"> </text:span><text:span text:style-name="T6">atau lipat tiga</text:span><text:span text:style-name="T7">.</text:span><text:span text:style-name="T8"><text:line-break/></text:span><text:soft-page-break/><text:span text:style-name="T8"><text:line-break/></text:span><text:span text:style-name="T1">Karena</text:span><text:span text:style-name="T2">,</text:span><text:span text:style-name="T9"> </text:span><text:span text:style-name="T1">metode numerik ditemukan dengan menyederhanakan matematika yang lebih tinggi menjadi operasi matematika yang mendasar</text:span><text:span text:style-name="T2">.</text:span><text:span text:style-name="T8"><text:line-break/><text:line-break/></text:span><text:span text:style-name="T1">Model matematika yang dihasilkan dari tahap 1 mungkin saja terlalu kompleks</text:span><text:span text:style-name="T2">, </text:span><text:span text:style-name="T1">yaitu memasukkan banyak peubah atau parameter</text:span><text:span text:style-name="T2">. </text:span><text:span text:style-name="T1">Model matematika yang diperoleh dari penyederhanaan menjadi lebih sederhana sehingga solusinya akan lebih mudah diperoleh</text:span><text:span text:style-name="T2">.</text:span><text:span text:style-name="T8"><text:line-break/><text:line-break/></text:span><text:span text:style-name="Strong_20_Emphasis"><text:span text:style-name="T4">Formulasi numerik</text:span></text:span><text:span text:style-name="T8"><text:line-break/><text:line-break/></text:span><text:span text:style-name="T1">Menentukan metode numerik yang akan dipakai bersama -sama dengan analisis galat awal</text:span><text:span text:style-name="T2">.</text:span><text:span text:style-name="T8"><text:line-break/><text:line-break/></text:span><text:span text:style-name="Strong_20_Emphasis"><text:span text:style-name="T4">Analisis Numerik</text:span></text:span><text:span text:style-name="Strong_20_Emphasis"><text:span text:style-name="T3"> </text:span></text:span><text:span text:style-name="T8"><text:line-break/><text:line-break/></text:span><text:span text:style-name="T1">Metode numerik dan analisis numerik adalah dua hal yang berbeda</text:span><text:span text:style-name="T2">.</text:span><text:span text:style-name="T9"> </text:span><text:span text:style-name="T1">Dalam analisis numerik</text:span><text:span text:style-name="T2">,</text:span><text:span text:style-name="T9"> </text:span><text:span text:style-name="T1">hal utama yang ditekankan adalah analisis galat dan kecepatan konvergensi sebuah metode</text:span><text:span text:style-name="T2">.</text:span><text:span text:style-name="T9"> </text:span><text:span text:style-name="T1">Terdapat banyak sumber galat</text:span><text:span text:style-name="T2">,</text:span><text:span text:style-name="T9"> </text:span><text:span text:style-name="T1">diantaranya tingkat ketelitian model matematika</text:span><text:span text:style-name="T2">,</text:span><text:span text:style-name="T1">sistem aritmetik komputer</text:span><text:span text:style-name="T2">,</text:span><text:span text:style-name="T9"> </text:span><text:span text:style-name="T1">dan kondisi yang digunakan untuk menghentikan proses pencarian solusi</text:span><text:span text:style-name="T2">.</text:span><text:span text:style-name="T9"> </text:span><text:span text:style-name="T1">Semua ini harus dipertimbangkan untuk menjamin ketelitian solusi akhir yang dihitung</text:span><text:span text:style-name="T2">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Raleway" svg:font-family="Raleway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</text:span><text:span text:style-name="MT1">Saputra | </text:span><text:span text:style-name="MT1">ANALIS</text:span><text:span text:style-name="MT1">IS </text:span><text:span text:style-name="MT1">NUMER</text:span><text:span text:style-name="MT1">IK SM3 </text:span><text:span text:style-name="MT1">06OCT2</text:span><text:span text:style-name="MT1">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0-06T02:13:56.410897787</dc:date>
    <meta:editing-duration>PT25M51S</meta:editing-duration>
    <meta:editing-cycles>19</meta:editing-cycles>
    <meta:document-statistic meta:table-count="0" meta:image-count="0" meta:object-count="0" meta:page-count="2" meta:paragraph-count="1" meta:word-count="455" meta:character-count="3559" meta:non-whitespace-character-count="3092"/>
  </office:meta>
</office:document-meta>
</file>